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3"/>
        <table:table-row table:style-name="ro1">
          <table:table-cell table:number-columns-repeated="144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44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44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44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44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44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44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44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44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44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44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44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44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44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44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44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44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44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44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87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87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87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87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87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number-columns-repeated="18"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21"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number-columns-repeated="15"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number-columns-repeated="15"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number-columns-repeated="15"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number-columns-repeated="15"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5"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number-columns-repeated="21"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number-columns-repeated="15"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number-columns-repeated="15"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5"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number-columns-repeated="21"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number-columns-repeated="15"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number-columns-repeated="15"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5"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number-columns-repeated="21"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65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3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number-columns-repeated="15"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4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7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number-columns-repeated="15"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5" office:value-type="float" office:value="24" calcext:value-type="float">
            <text:p>24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3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table:number-columns-repeated="25"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14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17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number-columns-repeated="21"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7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9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number-columns-repeated="18"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9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9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2"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table:number-columns-repeated="11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6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number-columns-repeated="13"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table:number-columns-repeated="11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14"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5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78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5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78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5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78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5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78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7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7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7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7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7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7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7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17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09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09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09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09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10"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table:number-columns-repeated="11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11"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table:number-columns-repeated="10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10"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table:number-columns-repeated="10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10"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table:number-columns-repeated="9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9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5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9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14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19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6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15" office:value-type="float" office:value="24" calcext:value-type="float">
            <text:p>24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7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7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13" office:value-type="float" office:value="24" calcext:value-type="float">
            <text:p>2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2" office:value-type="float" office:value="24" calcext:value-type="float">
            <text:p>24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2" office:value-type="float" office:value="24" calcext:value-type="float">
            <text:p>24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1" office:value-type="float" office:value="24" calcext:value-type="float">
            <text:p>24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0" office:value-type="float" office:value="24" calcext:value-type="float">
            <text:p>24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7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4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8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8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7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7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7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7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7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7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7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7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7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7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7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7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7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7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7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8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8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8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7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7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7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7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7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0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8"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44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44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44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44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44" office:value-type="float" office:value="0" calcext:value-type="float">
            <text:p>0</text:p>
          </table:table-cell>
          <table:table-cell table:number-columns-repeated="880"/>
        </table:table-row>
        <table:table-row table:style-name="ro1">
          <table:table-cell table:number-columns-repeated="144" office:value-type="float" office:value="0" calcext:value-type="float">
            <text:p>0</text:p>
          </table:table-cell>
          <table:table-cell table:number-columns-repeated="880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oid" style:family="table-cell" style:parent-style-name="Default">
      <style:table-cell-properties fo:background-color="#000000"/>
    </style:style>
    <style:style style:name="planks" style:family="table-cell" style:parent-style-name="Default">
      <style:table-cell-properties fo:background-color="#ff972f"/>
    </style:style>
    <style:style style:name="wall" style:family="table-cell" style:parent-style-name="Default">
      <style:table-cell-properties fo:background-color="#ffffff"/>
    </style:style>
    <style:style style:name="door" style:family="table-cell" style:parent-style-name="Default">
      <style:table-cell-properties fo:background-color="#784b04"/>
    </style:style>
    <style:style style:name="grass" style:family="table-cell" style:parent-style-name="Default">
      <style:table-cell-properties fo:background-color="#bbe33d"/>
    </style:style>
    <style:style style:name="road" style:family="table-cell" style:parent-style-name="Default">
      <style:table-cell-properties fo:background-color="#1c1c1c"/>
    </style:style>
    <style:style style:name="tiles" style:family="table-cell" style:parent-style-name="Default">
      <style:table-cell-properties fo:background-color="#b2b2b2"/>
    </style:style>
    <style:style style:name="shelves" style:family="table-cell" style:parent-style-name="Default">
      <style:table-cell-properties fo:background-color="#e8f2a1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 style:data-style-name="N2" text:time-value="15:34:17.0155919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1T20:38:19.255367789</meta:creation-date>
    <dc:date>2020-05-10T17:45:01.294906680</dc:date>
    <meta:editing-duration>PT9H48M7S</meta:editing-duration>
    <meta:editing-cycles>21</meta:editing-cycles>
    <meta:generator>LibreOffice/6.4.3.2$Linux_X86_64 LibreOffice_project/40$Build-2</meta:generator>
    <meta:document-statistic meta:table-count="1" meta:cell-count="25344" meta:object-count="0"/>
  </office:meta>
</office:document-meta>
</file>